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331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331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331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331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331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331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331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331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331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331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331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331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331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331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331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331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331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Bàrbara Nohemi Malavè Casti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Las Mercedes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6/7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131141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Ramòn Castillo Fernà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84360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0.78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